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Ubuntu Mono1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63a" officeooo:paragraph-rsid="0015f63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f63a" officeooo:paragraph-rsid="0015f63a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a4994" officeooo:paragraph-rsid="001a4994"/>
    </style:style>
    <style:style style:name="P4" style:family="paragraph" style:parent-style-name="Standard">
      <style:text-properties officeooo:rsid="002b9945" officeooo:paragraph-rsid="002b9945"/>
    </style:style>
    <style:style style:name="P5" style:family="paragraph" style:parent-style-name="Preformatted_20_Text">
      <style:text-properties style:font-name="Ubuntu Mono" fo:font-size="10.3999996185303pt" officeooo:rsid="001a5df9" officeooo:paragraph-rsid="001a5df9"/>
    </style:style>
    <style:style style:name="P6" style:family="paragraph" style:parent-style-name="Preformatted_20_Text">
      <style:text-properties style:font-name="Ubuntu Mono" fo:font-size="10.3999996185303pt" officeooo:paragraph-rsid="00215c8b"/>
    </style:style>
    <style:style style:name="P7" style:family="paragraph" style:parent-style-name="Preformatted_20_Text">
      <style:text-properties style:font-name="Ubuntu Mono" fo:font-size="10.3999996185303pt" officeooo:paragraph-rsid="002282d3"/>
    </style:style>
    <style:style style:name="P8" style:family="paragraph" style:parent-style-name="Preformatted_20_Text">
      <style:text-properties officeooo:rsid="00269659" officeooo:paragraph-rsid="00269659"/>
    </style:style>
    <style:style style:name="P9" style:family="paragraph" style:parent-style-name="Preformatted_20_Text">
      <style:text-properties officeooo:rsid="002d4678" officeooo:paragraph-rsid="002d4678"/>
    </style:style>
    <style:style style:name="P10" style:family="paragraph" style:parent-style-name="Standard" style:list-style-name="L1">
      <style:text-properties officeooo:paragraph-rsid="00239946"/>
    </style:style>
    <style:style style:name="P11" style:family="paragraph" style:parent-style-name="Standard" style:list-style-name="L1">
      <style:text-properties officeooo:rsid="0015f63a" officeooo:paragraph-rsid="002505ce"/>
    </style:style>
    <style:style style:name="P12" style:family="paragraph" style:parent-style-name="Standard" style:list-style-name="L1">
      <style:text-properties officeooo:rsid="001a4994" officeooo:paragraph-rsid="00239946"/>
    </style:style>
    <style:style style:name="P13" style:family="paragraph" style:parent-style-name="Standard" style:list-style-name="L2">
      <style:text-properties officeooo:paragraph-rsid="00239946"/>
    </style:style>
    <style:style style:name="P14" style:family="paragraph" style:parent-style-name="Standard" style:list-style-name="L2">
      <style:text-properties style:font-name="Ubuntu Mono" fo:font-size="10.3999996185303pt" officeooo:rsid="001a4994" officeooo:paragraph-rsid="00239946"/>
    </style:style>
    <style:style style:name="P15" style:family="paragraph" style:parent-style-name="Standard" style:list-style-name="L2">
      <style:text-properties officeooo:rsid="00299e37" officeooo:paragraph-rsid="00299e37"/>
    </style:style>
    <style:style style:name="P16" style:family="paragraph" style:parent-style-name="Standard">
      <style:text-properties officeooo:rsid="002b9945" officeooo:paragraph-rsid="002b9945"/>
    </style:style>
    <style:style style:name="P17" style:family="paragraph" style:parent-style-name="Preformatted_20_Text" style:list-style-name="L3">
      <style:text-properties officeooo:paragraph-rsid="00239946"/>
    </style:style>
    <style:style style:name="P18" style:family="paragraph" style:parent-style-name="Preformatted_20_Text" style:list-style-name="L3">
      <style:text-properties officeooo:rsid="00269659" officeooo:paragraph-rsid="00269659"/>
    </style:style>
    <style:style style:name="P19" style:family="paragraph" style:parent-style-name="Preformatted_20_Text" style:list-style-name="L3">
      <style:text-properties style:font-name="Ubuntu Mono" fo:font-size="10.3999996185303pt" officeooo:rsid="00269659" officeooo:paragraph-rsid="00269659"/>
    </style:style>
    <style:style style:name="P20" style:family="paragraph" style:parent-style-name="Preformatted_20_Text">
      <style:text-properties style:font-name="Ubuntu Mono" fo:font-size="10.3999996185303pt" officeooo:rsid="00269659" officeooo:paragraph-rsid="00269659"/>
    </style:style>
    <style:style style:name="P21" style:family="paragraph" style:parent-style-name="Preformatted_20_Text">
      <style:text-properties officeooo:rsid="002d4678" officeooo:paragraph-rsid="002d4678"/>
    </style:style>
    <style:style style:name="P22" style:family="paragraph" style:parent-style-name="Preformatted_20_Text">
      <style:text-properties officeooo:rsid="0031630e" officeooo:paragraph-rsid="0031630e"/>
    </style:style>
    <style:style style:name="P23" style:family="paragraph" style:parent-style-name="Preformatted_20_Text">
      <style:text-properties officeooo:rsid="0031fcdb" officeooo:paragraph-rsid="0031fcdb"/>
    </style:style>
    <style:style style:name="T1" style:family="text">
      <style:text-properties officeooo:rsid="001a4994"/>
    </style:style>
    <style:style style:name="T2" style:family="text">
      <style:text-properties officeooo:rsid="0015f63a"/>
    </style:style>
    <style:style style:name="T3" style:family="text">
      <style:text-properties officeooo:rsid="00215c8b"/>
    </style:style>
    <style:style style:name="T4" style:family="text">
      <style:text-properties officeooo:rsid="00239946"/>
    </style:style>
    <style:style style:name="T5" style:family="text">
      <style:text-properties style:font-name="Ubuntu Mono" fo:font-size="10.3999996185303pt"/>
    </style:style>
    <style:style style:name="T6" style:family="text">
      <style:text-properties style:font-name="Ubuntu Mono" fo:font-size="10.3999996185303pt" officeooo:rsid="001a5df9"/>
    </style:style>
    <style:style style:name="T7" style:family="text">
      <style:text-properties style:font-name="Ubuntu Mono" fo:font-size="10.3999996185303pt" officeooo:rsid="00239946"/>
    </style:style>
    <style:style style:name="T8" style:family="text">
      <style:text-properties style:font-name="Ubuntu Mono" fo:font-size="10.3999996185303pt" officeooo:rsid="001a4994"/>
    </style:style>
    <style:style style:name="T9" style:family="text">
      <style:text-properties style:font-name="Ubuntu Mono" fo:font-size="10.3999996185303pt" officeooo:rsid="001c27b7"/>
    </style:style>
    <style:style style:name="T10" style:family="text">
      <style:text-properties style:font-name="Ubuntu Mono" fo:font-size="10.3999996185303pt" officeooo:rsid="001b31d2"/>
    </style:style>
    <style:style style:name="T11" style:family="text">
      <style:text-properties style:font-name="Ubuntu Mono" fo:font-size="10.3999996185303pt" officeooo:rsid="001eed74"/>
    </style:style>
    <style:style style:name="T12" style:family="text">
      <style:text-properties style:font-name="Ubuntu Mono" fo:font-size="10.3999996185303pt" officeooo:rsid="0027f6ce"/>
    </style:style>
    <style:style style:name="T13" style:family="text">
      <style:text-properties style:font-name="Ubuntu Mono" fo:font-size="10.3999996185303pt" officeooo:rsid="00309ed2"/>
    </style:style>
    <style:style style:name="T14" style:family="text">
      <style:text-properties style:font-name="Ubuntu Mono" fo:font-size="10.3999996185303pt" officeooo:rsid="0031fcdb"/>
    </style:style>
    <style:style style:name="T15" style:family="text">
      <style:text-properties style:font-name="Ubuntu Mono" fo:font-size="10.3999996185303pt" officeooo:rsid="00336b73"/>
    </style:style>
    <style:style style:name="T16" style:family="text">
      <style:text-properties style:font-name="Ubuntu Mono1" officeooo:rsid="001d0bce"/>
    </style:style>
    <style:style style:name="T17" style:family="text">
      <style:text-properties style:font-name="Ubuntu Mono1" officeooo:rsid="001de3e6"/>
    </style:style>
    <style:style style:name="T18" style:family="text">
      <style:text-properties officeooo:rsid="00269f45"/>
    </style:style>
    <style:style style:name="T19" style:family="text">
      <style:text-properties officeooo:rsid="002d3bbc"/>
    </style:style>
    <style:style style:name="T20" style:family="text">
      <style:text-properties officeooo:rsid="002f3da9"/>
    </style:style>
    <style:style style:name="T21" style:family="text">
      <style:text-properties officeooo:rsid="0031fcd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 pracy inżynierskiej.</text:p>
      <text:p text:style-name="P2"/>
      <text:list xml:id="list7551326940681174943" text:style-name="L1">
        <text:list-item>
          <text:p text:style-name="P11">Z OpenData: </text:p>
          <text:p text:style-name="P11">dane dt. zameldowania - w podziale na wiek i płeć wg osiedli (5 głownych: Fabryczna, Krzyki, Śródmiescie, Psie Pole, Stare Miasto) oraz ile mieszkańców na dancym osiedlu (wyodrębniono 48 osiedli). </text:p>
          <text:p text:style-name="P10"><text:a xlink:type="simple" xlink:href="http://www.wroclaw.pl/open-data/index.php/zbiory-danych/21-demografia/113-zameldowanie"><text:span text:style-name="T2">http://www.wroclaw.pl/open-data/index.php/zbiory-danych/21-demografia/113-zameldowanie</text:span></text:a></text:p>
          <text:p text:style-name="P10"/>
        </text:list-item>
        <text:list-item>
          <text:p text:style-name="P12">Wstępna analiza:</text:p>
        </text:list-item>
      </text:list>
      <text:list xml:id="list6762053813879783586" text:style-name="L2">
        <text:list-item>
          <text:p text:style-name="P13"><text:span text:style-name="T16">Dane z okresu 28.04-30.11 (</text:span><text:span text:style-name="T17">dokładna różnica wynosi: </text:span><text:span text:style-name="T16">216 dni, 12h, 54min</text:span></text:p>
        </text:list-item>
        <text:list-item>
          <text:p text:style-name="P14"><text:bookmark text:name="rstudio_console_output"/>842608 rekordów</text:p>
        </text:list-item>
        <text:list-item>
          <text:p text:style-name="P13"><text:span text:style-name="T8"><text:s/></text:span><text:span text:style-name="T9">dane zawierają: data wypożyczenia, data zwrotu, lokalizacja wypożyczenia, lokalizacja zwrotu</text:span></text:p>
        </text:list-item>
        <text:list-item>
          <text:p text:style-name="P14">74 stacje – w tym 1 (stacja Bielany) wtedy niaktywna (0 przejazdów)</text:p>
        </text:list-item>
        <text:list-item>
          <text:p text:style-name="P13"><text:span text:style-name="T10">próbka posortowana według daty </text:span><text:span text:style-name="T11">wypozyczenia, lokalizacji wypozyczenia, daty zwrotu</text:span></text:p>
        </text:list-item>
        <text:list-item>
          <text:p text:style-name="P15"><text:span text:style-name="T11">m</text:span><text:span text:style-name="T5">aksymalny czas wypozyczenia roweru – ponad 19h (1192 min)</text:span></text:p>
        </text:list-item>
      </text:list>
      <text:p text:style-name="P3"/>
      <text:p text:style-name="P1"><text:span text:style-name="T18">3. </text:span>Analiza zer (czas przejazdu = 0)</text:p>
      <text:p text:style-name="P6"><text:bookmark text:name="rstudio_console_output1"/><text:span text:style-name="T4">a) 19726 rekordów </text:span><text:bookmark text:name="rstudio_console_output2"/><text:span text:style-name="T4">(</text:span>2,34%<text:span text:style-name="T3">)</text:span> <text:span text:style-name="T1">o czasie przejazdu równym 0, w tym:</text:span></text:p>
      <text:p text:style-name="P7"><text:span text:style-name="T1"><text:tab/>- 263 (</text:span>1,33%<text:span text:style-name="T1">) o różnej lokalizacji początkowej i końcowej (najprawdopodobniej wynika <text:tab/> <text:s/>to ze złej podanej lokalizacji wypożyczenia w aplikacji w telefonie)</text:span></text:p>
      <text:p text:style-name="P5"><text:tab/>- 19463 z tą samą lokalizacją początkową i końcową <text:span text:style-name="T4">(zwrotki)</text:span>, <text:span text:style-name="T4">w tym:</text:span></text:p>
      <text:list xml:id="list635658436646162226" text:style-name="L3">
        <text:list-item>
          <text:p text:style-name="P17"><text:span text:style-name="T6">3907 </text:span><text:bookmark text:name="rstudio_console_output4"/><text:span text:style-name="T6">(</text:span><text:span text:style-name="T5">20,07%</text:span><text:span text:style-name="T7">) - te samy lokalizacje wypozyczenia zwrotu roweru i rekordy nastepujace w czasie zaraz po nich (wśród wszystkich zwrotów).</text:span></text:p>
          <text:p text:style-name="P18"><text:span text:style-name="T5">Mo</text:span><text:span text:style-name="T7">gą</text:span><text:span text:style-name="T5"> to być uszkodzone rowery, </text:span><text:span text:style-name="T12">które zostały po chwili zwrócone.</text:span></text:p>
        </text:list-item>
      </text:list>
      <text:p text:style-name="P8"/>
      <text:p text:style-name="P23">4. Analiza</text:p>
      <text:p text:style-name="P23"/>
      <text:p text:style-name="P23"/>
      <text:p text:style-name="P9"><text:span text:style-name="T14">5</text:span><text:span text:style-name="T12">. </text:span><text:span text:style-name="T13">Propozycja algorytmu</text:span></text:p>
      <text:p text:style-name="P22"><text:span text:style-name="T13">C</text:span><text:span text:style-name="T5">EL: przejechac z punktu A do B minimalizujac czas lub koszt przejazdu.</text:span></text:p>
      <text:p text:style-name="P22"/>
      <text:p text:style-name="P22"><text:span text:style-name="T5">- </text:span><text:span text:style-name="T15">reprezentacja za pomoca grafu skierowanego</text:span></text:p>
      <text:p text:style-name="P9"><text:span text:style-name="T13"/></text:p>
      <text:p text:style-name="P9"><text:span text:style-name="T13"><text:s/>a) algorytm najkrótszej ścieżki (wagami krawedzi - szacowany czas przejazdu </text:span><text:span text:style-name="T14">bądź cena</text:span><text:span text:style-name="T13">)</text:span></text:p>
      <text:list xml:id="list92519380252608" text:continue-numbering="true" text:style-name="L3">
        <text:list-header>
          <text:p text:style-name="P19"/>
        </text:list-header>
      </text:list>
      <text:p text:style-name="P20"/>
      <text:p text:style-name="P1"/>
      <text:p text:style-name="P4"><text:span text:style-name="T19">DO ZROBIENIA</text:span>:</text:p>
      <text:p text:style-name="P4">1. Metoda do usuwania wartości odstających:</text:p>
      <text:p text:style-name="P4">- na jakiej podstawie usuwamy wartosci roznic czasowych powyzej 100 (w histogra ie)</text:p>
      <text:p text:style-name="P4">- na jakiej podstawie usuwamy time_diff = 0</text:p>
      <text:p text:style-name="P4">- <text:span text:style-name="T20">paczka w eRze do Google maps ze sciezkami rowerowymi – znajdz</text:span></text:p>
      <text:p text:style-name="P4">- <text:span text:style-name="T21">algorytm najkrótszej sciezk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Ubuntu Mono1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dia Goryś</meta:initial-creator>
    <meta:creation-date>2016-10-16T17:19:26.758091675</meta:creation-date>
    <dc:date>2016-10-18T09:25:18.576602259</dc:date>
    <dc:creator>Klaudia Goryś</dc:creator>
    <meta:editing-duration>PT5H1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260" meta:character-count="1770" meta:non-whitespace-character-count="1537"/>
  </office:meta>
</office:document-meta>
</file>